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ca8cb" officeooo:paragraph-rsid="000ca8cb" style:font-size-asian="24pt" style:font-size-complex="24pt"/>
    </style:style>
    <style:style style:name="P2" style:family="paragraph" style:parent-style-name="Standard">
      <style:text-properties fo:font-size="12pt" officeooo:rsid="000ca8cb" officeooo:paragraph-rsid="000ca8cb" style:font-size-asian="10.5pt" style:font-size-complex="12pt"/>
    </style:style>
    <style:style style:name="P3" style:family="paragraph" style:parent-style-name="Standard">
      <style:text-properties officeooo:paragraph-rsid="000ca8cb"/>
    </style:style>
    <style:style style:name="P4" style:family="paragraph" style:parent-style-name="Standard" style:list-style-name="L1">
      <style:text-properties fo:font-size="12pt" officeooo:rsid="000ca8cb" officeooo:paragraph-rsid="000ca8cb" style:font-size-asian="10.5pt" style:font-size-complex="12pt"/>
    </style:style>
    <style:style style:name="P5" style:family="paragraph" style:parent-style-name="Standard" style:list-style-name="L1">
      <style:text-properties fo:font-size="12pt" officeooo:rsid="000e9fe4" officeooo:paragraph-rsid="000e9fe4" style:font-size-asian="10.5pt" style:font-size-complex="12pt"/>
    </style:style>
    <style:style style:name="T1" style:family="text">
      <style:text-properties fo:font-size="12pt" officeooo:rsid="000ca8cb" style:font-size-asian="10.5pt" style:font-size-complex="12pt"/>
    </style:style>
    <style:style style:name="T2" style:family="text">
      <style:text-properties fo:font-size="12pt" officeooo:rsid="000cba34" style:font-size-asian="10.5pt" style:font-size-complex="12pt"/>
    </style:style>
    <style:style style:name="T3" style:family="text">
      <style:text-properties fo:font-size="12pt" officeooo:rsid="000e9fe4" style:font-size-asian="10.5pt" style:font-size-complex="12pt"/>
    </style:style>
    <style:style style:name="T4" style:family="text">
      <style:text-properties fo:font-size="12pt" officeooo:rsid="000f16f3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member me!</text:p>
      <text:p text:style-name="P1"/>
      <text:p text:style-name="P3"><text:span text:style-name="T1">My semester project is called “Remember me!” </text:span><text:span text:style-name="T4">which is a game with simple rules</text:span><text:span text:style-name="T1">. The goal of the ga</text:span><text:span text:style-name="T2">me</text:span><text:span text:style-name="T1"> will be to improve people’s memory. There will be a grid of squares and some of them will blink for a while. A player has to click those squares that have blinked </text:span><text:span text:style-name="T4">as fast as he can</text:span><text:span text:style-name="T1">. The faster he does it the higher score he achieves. Levels will become harder by enlarging the grid </text:span><text:span text:style-name="T2">or</text:span><text:span text:style-name="T1"> </text:span><text:span text:style-name="T2">increasing number of squares to remember. The project will use Allegro as a graphic library. <text:s/></text:span><text:span text:style-name="T3">The system of highest scores will be also included. </text:span></text:p>
      <text:p text:style-name="P1"/>
      <text:p text:style-name="P1"/>
      <text:p text:style-name="P2">Aspects that are going to be covered:</text:p>
      <text:list xml:id="list2776915876" text:style-name="L1">
        <text:list-item>
          <text:p text:style-name="P4">Inheritance</text:p>
        </text:list-item>
        <text:list-item>
          <text:p text:style-name="P4">Polymorphism</text:p>
        </text:list-item>
        <text:list-item>
          <text:p text:style-name="P5">Exceptions</text:p>
        </text:list-item>
        <text:list-item>
          <text:p text:style-name="P5">RTTI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1T14:54:08.549000000</meta:creation-date>
    <dc:date>2019-10-23T07:24:22.344000000</dc:date>
    <meta:editing-duration>PT1H58M10S</meta:editing-duration>
    <meta:editing-cycles>2</meta:editing-cycles>
    <meta:generator>LibreOffice/6.3.2.2$Windows_x86 LibreOffice_project/98b30e735bda24bc04ab42594c85f7fd8be07b9c</meta:generator>
    <meta:document-statistic meta:table-count="0" meta:image-count="0" meta:object-count="0" meta:page-count="1" meta:paragraph-count="7" meta:word-count="116" meta:character-count="622" meta:non-whitespace-character-count="515"/>
  </office:meta>
</office:document-meta>
</file>